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4000045200000009984EC563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106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6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6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6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106"/>
    <style:style style:name="ce11" style:family="table-cell" style:parent-style-name="Default" style:data-style-name="N106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06">
      <style:table-cell-properties fo:border-bottom="none" fo:border-left="none" fo:border-right="0.002cm solid #000000" fo:border-top="0.002cm solid #000000"/>
    </style:style>
    <style:style style:name="ce13" style:family="table-cell" style:parent-style-name="Default" style:data-style-name="N106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106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ls comparis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generated data with:</text:p>
          </table:table-cell>
          <table:table-cell table:number-columns-repeated="14"/>
        </table:table-row>
        <table:table-row table:style-name="ro1">
          <table:table-cell office:value-type="string">
            <text:p>for x in {1..n} ; do echo -n “” &gt;$x.txt; don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imed using bash built-in:</text:p>
          </table:table-cell>
          <table:table-cell table:number-columns-repeated="14"/>
        </table:table-row>
        <table:table-row table:style-name="ro1">
          <table:table-cell office:value-type="string">
            <text:p>time ls -l</text:p>
          </table:table-cell>
          <table:table-cell table:number-columns-repeated="14"/>
        </table:table-row>
        <table:table-row table:style-name="ro1">
          <table:table-cell office:value-type="string">
            <text:p>time python3 ../../oosh_ls.py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number of files</text:p>
          </table:table-cell>
          <table:table-cell table:style-name="ce5" office:value-type="string">
            <text:p>ls 1</text:p>
          </table:table-cell>
          <table:table-cell table:style-name="ce5" office:value-type="string">
            <text:p>ls 2</text:p>
          </table:table-cell>
          <table:table-cell table:style-name="ce5" office:value-type="string">
            <text:p>ls 3</text:p>
          </table:table-cell>
          <table:table-cell table:style-name="ce5" office:value-type="string">
            <text:p>ls 4</text:p>
          </table:table-cell>
          <table:table-cell table:style-name="ce5" office:value-type="string">
            <text:p>ls 5</text:p>
          </table:table-cell>
          <table:table-cell table:style-name="ce5" office:value-type="string">
            <text:p>oosh 1</text:p>
          </table:table-cell>
          <table:table-cell table:style-name="ce5" office:value-type="string">
            <text:p>oosh 2</text:p>
          </table:table-cell>
          <table:table-cell table:style-name="ce5" office:value-type="string">
            <text:p>oosh 3</text:p>
          </table:table-cell>
          <table:table-cell table:style-name="ce5" office:value-type="string">
            <text:p>oosh 4</text:p>
          </table:table-cell>
          <table:table-cell table:style-name="ce5" office:value-type="string">
            <text:p>oosh 5</text:p>
          </table:table-cell>
          <table:table-cell table:style-name="ce5" office:value-type="string">
            <text:p>min ls</text:p>
          </table:table-cell>
          <table:table-cell table:style-name="ce5" office:value-type="string">
            <text:p>avg ls</text:p>
          </table:table-cell>
          <table:table-cell table:style-name="ce5" office:value-type="string">
            <text:p>min oosh</text:p>
          </table:table-cell>
          <table:table-cell table:style-name="ce15" office:value-type="string">
            <text:p>avg oosh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12" office:value-type="float" office:value="0.004">
            <text:p>0.004</text:p>
          </table:table-cell>
          <table:table-cell table:style-name="ce6" office:value-type="float" office:value="0.019">
            <text:p>0.019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17">
            <text:p>0.017</text:p>
          </table:table-cell>
          <table:table-cell table:style-name="ce12" office:value-type="float" office:value="0.02">
            <text:p>0.020</text:p>
          </table:table-cell>
          <table:table-cell table:style-name="ce6" table:formula="of:=MIN([.B11:.F11])" office:value-type="float" office:value="0.004">
            <text:p>0.004</text:p>
          </table:table-cell>
          <table:table-cell table:style-name="ce12" table:formula="of:=AVERAGE([.B11:.F11])" office:value-type="float" office:value="0.004">
            <text:p>0.004</text:p>
          </table:table-cell>
          <table:table-cell table:style-name="ce6" table:formula="of:=MIN([.G11:.K11])" office:value-type="float" office:value="0.017">
            <text:p>0.017</text:p>
          </table:table-cell>
          <table:table-cell table:style-name="ce12" table:formula="of:=AVERAGE([.G11:.K11])" office:value-type="float" office:value="0.0192">
            <text:p>0.019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2:.F12])" office:value-type="float" office:value="0.004">
            <text:p>0.004</text:p>
          </table:table-cell>
          <table:table-cell table:style-name="ce13" table:formula="of:=AVERAGE([.B12:.F12])" office:value-type="float" office:value="0.0048">
            <text:p>0.005</text:p>
          </table:table-cell>
          <table:table-cell table:style-name="ce7" table:formula="of:=MIN([.G12:.K12])" office:value-type="float" office:value="0.019">
            <text:p>0.019</text:p>
          </table:table-cell>
          <table:table-cell table:style-name="ce13" table:formula="of:=AVERAGE([.G12:.K12])" office:value-type="float" office:value="0.021">
            <text:p>0.021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3:.F13])" office:value-type="float" office:value="0.004">
            <text:p>0.004</text:p>
          </table:table-cell>
          <table:table-cell table:style-name="ce13" table:formula="of:=AVERAGE([.B13:.F13])" office:value-type="float" office:value="0.0048">
            <text:p>0.005</text:p>
          </table:table-cell>
          <table:table-cell table:style-name="ce7" table:formula="of:=MIN([.G13:.K13])" office:value-type="float" office:value="0.019">
            <text:p>0.019</text:p>
          </table:table-cell>
          <table:table-cell table:style-name="ce13" table:formula="of:=AVERAGE([.G13:.K13])" office:value-type="float" office:value="0.021">
            <text:p>0.021</text:p>
          </table:table-cell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3">
            <text:p>0.023</text:p>
          </table:table-cell>
          <table:table-cell table:style-name="ce10" office:value-type="float" office:value="0.025">
            <text:p>0.025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4:.F14])" office:value-type="float" office:value="0.005">
            <text:p>0.005</text:p>
          </table:table-cell>
          <table:table-cell table:style-name="ce13" table:formula="of:=AVERAGE([.B14:.F14])" office:value-type="float" office:value="0.005">
            <text:p>0.005</text:p>
          </table:table-cell>
          <table:table-cell table:style-name="ce7" table:formula="of:=MIN([.G14:.K14])" office:value-type="float" office:value="0.021">
            <text:p>0.021</text:p>
          </table:table-cell>
          <table:table-cell table:style-name="ce13" table:formula="of:=AVERAGE([.G14:.K14])" office:value-type="float" office:value="0.0228">
            <text:p>0.023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5">
            <text:p>0.025</text:p>
          </table:table-cell>
          <table:table-cell table:style-name="ce10" office:value-type="float" office:value="0.027">
            <text:p>0.027</text:p>
          </table:table-cell>
          <table:table-cell table:style-name="ce10" office:value-type="float" office:value="0.024">
            <text:p>0.024</text:p>
          </table:table-cell>
          <table:table-cell table:style-name="ce10" office:value-type="float" office:value="0.031">
            <text:p>0.03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5:.F15])" office:value-type="float" office:value="0.005">
            <text:p>0.005</text:p>
          </table:table-cell>
          <table:table-cell table:style-name="ce13" table:formula="of:=AVERAGE([.B15:.F15])" office:value-type="float" office:value="0.005">
            <text:p>0.005</text:p>
          </table:table-cell>
          <table:table-cell table:style-name="ce7" table:formula="of:=MIN([.G15:.K15])" office:value-type="float" office:value="0.024">
            <text:p>0.024</text:p>
          </table:table-cell>
          <table:table-cell table:style-name="ce13" table:formula="of:=AVERAGE([.G15:.K15])" office:value-type="float" office:value="0.0262">
            <text:p>0.02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7" office:value-type="float" office:value="0.007">
            <text:p>0.007</text:p>
          </table:table-cell>
          <table:table-cell table:style-name="ce10" office:value-type="float" office:value="0.007">
            <text:p>0.007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07">
            <text:p>0.007</text:p>
          </table:table-cell>
          <table:table-cell table:style-name="ce13" office:value-type="float" office:value="0.007">
            <text:p>0.007</text:p>
          </table:table-cell>
          <table:table-cell table:style-name="ce7" office:value-type="float" office:value="0.03">
            <text:p>0.030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032">
            <text:p>0.032</text:p>
          </table:table-cell>
          <table:table-cell table:style-name="ce10" office:value-type="float" office:value="0.03">
            <text:p>0.030</text:p>
          </table:table-cell>
          <table:table-cell table:style-name="ce13" office:value-type="float" office:value="0.032">
            <text:p>0.032</text:p>
          </table:table-cell>
          <table:table-cell table:style-name="ce7" table:formula="of:=MIN([.B16:.F16])" office:value-type="float" office:value="0.007">
            <text:p>0.007</text:p>
          </table:table-cell>
          <table:table-cell table:style-name="ce13" table:formula="of:=AVERAGE([.B16:.F16])" office:value-type="float" office:value="0.0072">
            <text:p>0.007</text:p>
          </table:table-cell>
          <table:table-cell table:style-name="ce7" table:formula="of:=MIN([.G16:.K16])" office:value-type="float" office:value="0.03">
            <text:p>0.030</text:p>
          </table:table-cell>
          <table:table-cell table:style-name="ce13" table:formula="of:=AVERAGE([.G16:.K16])" office:value-type="float" office:value="0.0308">
            <text:p>0.031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7" office:value-type="float" office:value="0.02">
            <text:p>0.020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0" office:value-type="float" office:value="0.02">
            <text:p>0.020</text:p>
          </table:table-cell>
          <table:table-cell table:style-name="ce13" office:value-type="float" office:value="0.021">
            <text:p>0.021</text:p>
          </table:table-cell>
          <table:table-cell table:style-name="ce7" office:value-type="float" office:value="0.047">
            <text:p>0.047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9">
            <text:p>0.069</text:p>
          </table:table-cell>
          <table:table-cell table:style-name="ce10" office:value-type="float" office:value="0.049">
            <text:p>0.049</text:p>
          </table:table-cell>
          <table:table-cell table:style-name="ce13" office:value-type="float" office:value="0.068">
            <text:p>0.068</text:p>
          </table:table-cell>
          <table:table-cell table:style-name="ce7" table:formula="of:=MIN([.B17:.F17])" office:value-type="float" office:value="0.02">
            <text:p>0.020</text:p>
          </table:table-cell>
          <table:table-cell table:style-name="ce13" table:formula="of:=AVERAGE([.B17:.F17])" office:value-type="float" office:value="0.0208">
            <text:p>0.021</text:p>
          </table:table-cell>
          <table:table-cell table:style-name="ce7" table:formula="of:=MIN([.G17:.K17])" office:value-type="float" office:value="0.047">
            <text:p>0.047</text:p>
          </table:table-cell>
          <table:table-cell table:style-name="ce13" table:formula="of:=AVERAGE([.G17:.K17])" office:value-type="float" office:value="0.0608">
            <text:p>0.061</text:p>
          </table:table-cell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7"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table:style-name="ce13" office:value-type="float" office:value="0.071">
            <text:p>0.071</text:p>
          </table:table-cell>
          <table:table-cell table:style-name="ce7" office:value-type="float" office:value="0.126">
            <text:p>0.126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0.115">
            <text:p>0.115</text:p>
          </table:table-cell>
          <table:table-cell table:style-name="ce10" office:value-type="float" office:value="0.113">
            <text:p>0.113</text:p>
          </table:table-cell>
          <table:table-cell table:style-name="ce13" office:value-type="float" office:value="0.114">
            <text:p>0.114</text:p>
          </table:table-cell>
          <table:table-cell table:style-name="ce7" table:formula="of:=MIN([.B18:.F18])" office:value-type="float" office:value="0.071">
            <text:p>0.071</text:p>
          </table:table-cell>
          <table:table-cell table:style-name="ce13" table:formula="of:=AVERAGE([.B18:.F18])" office:value-type="float" office:value="0.0722">
            <text:p>0.072</text:p>
          </table:table-cell>
          <table:table-cell table:style-name="ce7" table:formula="of:=MIN([.G18:.K18])" office:value-type="float" office:value="0.113">
            <text:p>0.113</text:p>
          </table:table-cell>
          <table:table-cell table:style-name="ce13" table:formula="of:=AVERAGE([.G18:.K18])" office:value-type="float" office:value="0.12">
            <text:p>0.120</text:p>
          </table:table-cell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7" office:value-type="float" office:value="0.191">
            <text:p>0.191</text:p>
          </table:table-cell>
          <table:table-cell table:style-name="ce10" office:value-type="float" office:value="0.208">
            <text:p>0.208</text:p>
          </table:table-cell>
          <table:table-cell table:style-name="ce10" office:value-type="float" office:value="0.19">
            <text:p>0.190</text:p>
          </table:table-cell>
          <table:table-cell table:style-name="ce10" office:value-type="float" office:value="0.209">
            <text:p>0.209</text:p>
          </table:table-cell>
          <table:table-cell table:style-name="ce13" office:value-type="float" office:value="0.21">
            <text:p>0.210</text:p>
          </table:table-cell>
          <table:table-cell table:style-name="ce7" office:value-type="float" office:value="0.232">
            <text:p>0.232</text:p>
          </table:table-cell>
          <table:table-cell table:style-name="ce10" office:value-type="float" office:value="0.231">
            <text:p>0.231</text:p>
          </table:table-cell>
          <table:table-cell table:style-name="ce10" office:value-type="float" office:value="0.225">
            <text:p>0.225</text:p>
          </table:table-cell>
          <table:table-cell table:style-name="ce10" office:value-type="float" office:value="0.227">
            <text:p>0.227</text:p>
          </table:table-cell>
          <table:table-cell table:style-name="ce13" office:value-type="float" office:value="0.223">
            <text:p>0.223</text:p>
          </table:table-cell>
          <table:table-cell table:style-name="ce7" table:formula="of:=MIN([.B19:.F19])" office:value-type="float" office:value="0.19">
            <text:p>0.190</text:p>
          </table:table-cell>
          <table:table-cell table:style-name="ce13" table:formula="of:=AVERAGE([.B19:.F19])" office:value-type="float" office:value="0.2016">
            <text:p>0.202</text:p>
          </table:table-cell>
          <table:table-cell table:style-name="ce7" table:formula="of:=MIN([.G19:.K19])" office:value-type="float" office:value="0.223">
            <text:p>0.223</text:p>
          </table:table-cell>
          <table:table-cell table:style-name="ce13" table:formula="of:=AVERAGE([.G19:.K19])" office:value-type="float" office:value="0.2276">
            <text:p>0.228</text:p>
          </table:table-cell>
        </table:table-row>
        <table:table-row table:style-name="ro1">
          <table:table-cell table:style-name="ce3" office:value-type="float" office:value="5000">
            <text:p>5000</text:p>
          </table:table-cell>
          <table:table-cell table:style-name="ce7" office:value-type="float" office:value="0.507">
            <text:p>0.507</text:p>
          </table:table-cell>
          <table:table-cell table:style-name="ce10" office:value-type="float" office:value="0.538">
            <text:p>0.538</text:p>
          </table:table-cell>
          <table:table-cell table:style-name="ce10" office:value-type="float" office:value="0.542">
            <text:p>0.542</text:p>
          </table:table-cell>
          <table:table-cell table:style-name="ce10" office:value-type="float" office:value="0.531">
            <text:p>0.531</text:p>
          </table:table-cell>
          <table:table-cell table:style-name="ce13" office:value-type="float" office:value="0.507">
            <text:p>0.507</text:p>
          </table:table-cell>
          <table:table-cell table:style-name="ce7" office:value-type="float" office:value="0.545">
            <text:p>0.545</text:p>
          </table:table-cell>
          <table:table-cell table:style-name="ce10" office:value-type="float" office:value="0.547">
            <text:p>0.547</text:p>
          </table:table-cell>
          <table:table-cell table:style-name="ce10" office:value-type="float" office:value="0.551">
            <text:p>0.551</text:p>
          </table:table-cell>
          <table:table-cell table:style-name="ce10" office:value-type="float" office:value="0.541">
            <text:p>0.541</text:p>
          </table:table-cell>
          <table:table-cell table:style-name="ce13" office:value-type="float" office:value="0.553">
            <text:p>0.553</text:p>
          </table:table-cell>
          <table:table-cell table:style-name="ce7" table:formula="of:=MIN([.B20:.F20])" office:value-type="float" office:value="0.507">
            <text:p>0.507</text:p>
          </table:table-cell>
          <table:table-cell table:style-name="ce13" table:formula="of:=AVERAGE([.B20:.F20])" office:value-type="float" office:value="0.525">
            <text:p>0.525</text:p>
          </table:table-cell>
          <table:table-cell table:style-name="ce7" table:formula="of:=MIN([.G20:.K20])" office:value-type="float" office:value="0.541">
            <text:p>0.541</text:p>
          </table:table-cell>
          <table:table-cell table:style-name="ce13" table:formula="of:=AVERAGE([.G20:.K20])" office:value-type="float" office:value="0.5474">
            <text:p>0.547</text:p>
          </table:table-cell>
        </table:table-row>
        <table:table-row table:style-name="ro1">
          <table:table-cell table:style-name="ce3" office:value-type="float" office:value="10000">
            <text:p>10000</text:p>
          </table:table-cell>
          <table:table-cell table:style-name="ce7" office:value-type="float" office:value="1.108">
            <text:p>1.108</text:p>
          </table:table-cell>
          <table:table-cell table:style-name="ce10" office:value-type="float" office:value="1.002">
            <text:p>1.002</text:p>
          </table:table-cell>
          <table:table-cell table:style-name="ce10" office:value-type="float" office:value="1.028">
            <text:p>1.028</text:p>
          </table:table-cell>
          <table:table-cell table:style-name="ce10" office:value-type="float" office:value="1.116">
            <text:p>1.116</text:p>
          </table:table-cell>
          <table:table-cell table:style-name="ce13" office:value-type="float" office:value="1.022">
            <text:p>1.022</text:p>
          </table:table-cell>
          <table:table-cell table:style-name="ce7" office:value-type="float" office:value="1.094">
            <text:p>1.094</text:p>
          </table:table-cell>
          <table:table-cell table:style-name="ce10" office:value-type="float" office:value="1.087">
            <text:p>1.087</text:p>
          </table:table-cell>
          <table:table-cell table:style-name="ce10" office:value-type="float" office:value="1.083">
            <text:p>1.083</text:p>
          </table:table-cell>
          <table:table-cell table:style-name="ce10" office:value-type="float" office:value="1.084">
            <text:p>1.084</text:p>
          </table:table-cell>
          <table:table-cell table:style-name="ce13" office:value-type="float" office:value="1.127">
            <text:p>1.127</text:p>
          </table:table-cell>
          <table:table-cell table:style-name="ce7" table:formula="of:=MIN([.B21:.F21])" office:value-type="float" office:value="1.002">
            <text:p>1.002</text:p>
          </table:table-cell>
          <table:table-cell table:style-name="ce13" table:formula="of:=AVERAGE([.B21:.F21])" office:value-type="float" office:value="1.0552">
            <text:p>1.055</text:p>
          </table:table-cell>
          <table:table-cell table:style-name="ce7" table:formula="of:=MIN([.G21:.K21])" office:value-type="float" office:value="1.083">
            <text:p>1.083</text:p>
          </table:table-cell>
          <table:table-cell table:style-name="ce13" table:formula="of:=AVERAGE([.G21:.K21])" office:value-type="float" office:value="1.095">
            <text:p>1.095</text:p>
          </table:table-cell>
        </table:table-row>
        <table:table-row table:style-name="ro1">
          <table:table-cell table:style-name="ce3" office:value-type="float" office:value="20000">
            <text:p>20000</text:p>
          </table:table-cell>
          <table:table-cell table:style-name="ce7" office:value-type="float" office:value="2.06">
            <text:p>2.060</text:p>
          </table:table-cell>
          <table:table-cell table:style-name="ce10" office:value-type="float" office:value="2.061">
            <text:p>2.061</text:p>
          </table:table-cell>
          <table:table-cell table:style-name="ce10" office:value-type="float" office:value="2.123">
            <text:p>2.123</text:p>
          </table:table-cell>
          <table:table-cell table:style-name="ce10" office:value-type="float" office:value="2.124">
            <text:p>2.124</text:p>
          </table:table-cell>
          <table:table-cell table:style-name="ce13" office:value-type="float" office:value="2.158">
            <text:p>2.158</text:p>
          </table:table-cell>
          <table:table-cell table:style-name="ce7" office:value-type="float" office:value="2.181">
            <text:p>2.181</text:p>
          </table:table-cell>
          <table:table-cell table:style-name="ce10" office:value-type="float" office:value="2.195">
            <text:p>2.195</text:p>
          </table:table-cell>
          <table:table-cell table:style-name="ce10" office:value-type="float" office:value="2.2">
            <text:p>2.200</text:p>
          </table:table-cell>
          <table:table-cell table:style-name="ce10" office:value-type="float" office:value="2.24">
            <text:p>2.240</text:p>
          </table:table-cell>
          <table:table-cell table:style-name="ce13" office:value-type="float" office:value="2.203">
            <text:p>2.203</text:p>
          </table:table-cell>
          <table:table-cell table:style-name="ce7" table:formula="of:=MIN([.B22:.F22])" office:value-type="float" office:value="2.06">
            <text:p>2.060</text:p>
          </table:table-cell>
          <table:table-cell table:style-name="ce13" table:formula="of:=AVERAGE([.B22:.F22])" office:value-type="float" office:value="2.1052">
            <text:p>2.105</text:p>
          </table:table-cell>
          <table:table-cell table:style-name="ce7" table:formula="of:=MIN([.G22:.K22])" office:value-type="float" office:value="2.181">
            <text:p>2.181</text:p>
          </table:table-cell>
          <table:table-cell table:style-name="ce13" table:formula="of:=AVERAGE([.G22:.K22])" office:value-type="float" office:value="2.2038">
            <text:p>2.204</text:p>
          </table:table-cell>
        </table:table-row>
        <table:table-row table:style-name="ro1">
          <table:table-cell table:style-name="ce4" office:value-type="float" office:value="50000">
            <text:p>50000</text:p>
          </table:table-cell>
          <table:table-cell table:style-name="ce8" office:value-type="float" office:value="5.5362">
            <text:p>5.536</text:p>
          </table:table-cell>
          <table:table-cell table:style-name="ce11" office:value-type="float" office:value="5.279">
            <text:p>5.279</text:p>
          </table:table-cell>
          <table:table-cell table:style-name="ce11" office:value-type="float" office:value="5.275">
            <text:p>5.275</text:p>
          </table:table-cell>
          <table:table-cell table:style-name="ce11" office:value-type="float" office:value="5.5375">
            <text:p>5.538</text:p>
          </table:table-cell>
          <table:table-cell table:style-name="ce14" office:value-type="float" office:value="5.248">
            <text:p>5.248</text:p>
          </table:table-cell>
          <table:table-cell table:style-name="ce8" office:value-type="float" office:value="5.554">
            <text:p>5.554</text:p>
          </table:table-cell>
          <table:table-cell table:style-name="ce11" office:value-type="float" office:value="5.494">
            <text:p>5.494</text:p>
          </table:table-cell>
          <table:table-cell table:style-name="ce11" office:value-type="float" office:value="5.471">
            <text:p>5.471</text:p>
          </table:table-cell>
          <table:table-cell table:style-name="ce11" office:value-type="float" office:value="5.437">
            <text:p>5.437</text:p>
          </table:table-cell>
          <table:table-cell table:style-name="ce14" office:value-type="float" office:value="5.456">
            <text:p>5.456</text:p>
          </table:table-cell>
          <table:table-cell table:style-name="ce8" table:formula="of:=MIN([.B23:.F23])" office:value-type="float" office:value="5.248">
            <text:p>5.248</text:p>
          </table:table-cell>
          <table:table-cell table:style-name="ce14" table:formula="of:=AVERAGE([.B23:.F23])" office:value-type="float" office:value="5.37514">
            <text:p>5.375</text:p>
          </table:table-cell>
          <table:table-cell table:style-name="ce8" table:formula="of:=MIN([.G23:.K23])" office:value-type="float" office:value="5.437">
            <text:p>5.437</text:p>
          </table:table-cell>
          <table:table-cell table:style-name="ce14" table:formula="of:=AVERAGE([.G23:.K23])" office:value-type="float" office:value="5.4824">
            <text:p>5.4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 reported load at about 0.02</text:p>
          </table:table-cell>
          <table:table-cell table:number-columns-repeated="14"/>
        </table:table-row>
        <table:table-row table:style-name="ro1">
          <table:table-cell office:value-type="string">
            <text:p>excludes pretty printing</text:p>
          </table:table-cell>
          <table:table-cell table:number-columns-repeated="10"/>
          <table:table-cell office:value-type="string">
            <text:p>log file number</text:p>
          </table:table-cell>
          <table:table-cell office:value-type="string">
            <text:p>log avg ls</text:p>
          </table:table-cell>
          <table:table-cell office:value-type="string">
            <text:p>log avg oosh</text:p>
          </table:table-cell>
          <table:table-cell/>
        </table:table-row>
        <table:table-row table:style-name="ro1">
          <table:table-cell office:value-type="string">
            <text:p>presumed we are only testing pipe bandwidth</text:p>
          </table:table-cell>
          <table:table-cell table:number-columns-repeated="10"/>
          <table:table-cell table:formula="of:=LOG([.A12];10)" office:value-type="float" office:value="1">
            <text:p>1</text:p>
          </table:table-cell>
          <table:table-cell table:formula="of:=LOG([.M12];10)" office:value-type="float" office:value="-2.31875876262441">
            <text:p>-2.31875876262441</text:p>
          </table:table-cell>
          <table:table-cell table:formula="of:=LOG([.O12];10)" office:value-type="float" office:value="-1.67778070526608">
            <text:p>-1.67778070526608</text:p>
          </table:table-cell>
          <table:table-cell/>
        </table:table-row>
        <table:table-row table:style-name="ro1">
          <table:table-cell office:value-type="string">
            <text:p>read only real time from output</text:p>
          </table:table-cell>
          <table:table-cell table:number-columns-repeated="10"/>
          <table:table-cell table:formula="of:=LOG([.A13];10)" office:value-type="float" office:value="1.30102999566398">
            <text:p>1.30102999566398</text:p>
          </table:table-cell>
          <table:table-cell table:formula="of:=LOG([.M13];10)" office:value-type="float" office:value="-2.31875876262441">
            <text:p>-2.31875876262441</text:p>
          </table:table-cell>
          <table:table-cell table:formula="of:=LOG([.O13];10)" office:value-type="float" office:value="-1.67778070526608">
            <text:p>-1.67778070526608</text:p>
          </table:table-cell>
          <table:table-cell/>
        </table:table-row>
        <table:table-row table:style-name="ro1">
          <table:table-cell>
            <draw:frame table:end-cell-address="Sheet1.K55" table:end-x="0.677cm" table:end-y="0.033cm" draw:z-index="0" draw:style-name="gr1" svg:width="23.625cm" svg:height="11.916cm" svg:x="0cm" svg:y="0.224cm">
              <draw:object draw:notify-on-update-of-ranges="Sheet1.A10:Sheet1.A10 Sheet1.M11:Sheet1.M23 Sheet1.M10:Sheet1.M10 Sheet1.A11:Sheet1.A23 Sheet1.A10:Sheet1.A10 Sheet1.O11:Sheet1.O23 Sheet1.O10:Sheet1.O10 Sheet1.A11:Sheet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table:formula="of:=LOG([.A14];10)" office:value-type="float" office:value="1.69897000433602">
            <text:p>1.69897000433602</text:p>
          </table:table-cell>
          <table:table-cell table:formula="of:=LOG([.M14];10)" office:value-type="float" office:value="-2.30102999566398">
            <text:p>-2.30102999566398</text:p>
          </table:table-cell>
          <table:table-cell table:formula="of:=LOG([.O14];10)" office:value-type="float" office:value="-1.64206515299955">
            <text:p>-1.64206515299955</text:p>
          </table:table-cell>
          <table:table-cell/>
        </table:table-row>
        <table:table-row table:style-name="ro1">
          <table:table-cell table:number-columns-repeated="11"/>
          <table:table-cell table:formula="of:=LOG([.A15];10)" office:value-type="float" office:value="2">
            <text:p>2</text:p>
          </table:table-cell>
          <table:table-cell table:formula="of:=LOG([.M15];10)" office:value-type="float" office:value="-2.30102999566398">
            <text:p>-2.30102999566398</text:p>
          </table:table-cell>
          <table:table-cell table:formula="of:=LOG([.O15];10)" office:value-type="float" office:value="-1.58169870868025">
            <text:p>-1.58169870868025</text:p>
          </table:table-cell>
          <table:table-cell/>
        </table:table-row>
        <table:table-row table:style-name="ro1">
          <table:table-cell table:number-columns-repeated="11"/>
          <table:table-cell table:formula="of:=LOG([.A16];10)" office:value-type="float" office:value="2.30102999566398">
            <text:p>2.30102999566398</text:p>
          </table:table-cell>
          <table:table-cell table:formula="of:=LOG([.M16];10)" office:value-type="float" office:value="-2.14266750356873">
            <text:p>-2.14266750356873</text:p>
          </table:table-cell>
          <table:table-cell table:formula="of:=LOG([.O16];10)" office:value-type="float" office:value="-1.51144928349956">
            <text:p>-1.51144928349956</text:p>
          </table:table-cell>
          <table:table-cell/>
        </table:table-row>
        <table:table-row table:style-name="ro1">
          <table:table-cell table:number-columns-repeated="11"/>
          <table:table-cell table:formula="of:=LOG([.A17];10)" office:value-type="float" office:value="2.69897000433602">
            <text:p>2.69897000433602</text:p>
          </table:table-cell>
          <table:table-cell table:formula="of:=LOG([.M17];10)" office:value-type="float" office:value="-1.68193666503724">
            <text:p>-1.68193666503724</text:p>
          </table:table-cell>
          <table:table-cell table:formula="of:=LOG([.O17];10)" office:value-type="float" office:value="-1.21609642072727">
            <text:p>-1.21609642072727</text:p>
          </table:table-cell>
          <table:table-cell/>
        </table:table-row>
        <table:table-row table:style-name="ro1">
          <table:table-cell table:number-columns-repeated="11"/>
          <table:table-cell table:formula="of:=LOG([.A18];10)" office:value-type="float" office:value="3">
            <text:p>3</text:p>
          </table:table-cell>
          <table:table-cell table:formula="of:=LOG([.M18];10)" office:value-type="float" office:value="-1.14146280243036">
            <text:p>-1.14146280243036</text:p>
          </table:table-cell>
          <table:table-cell table:formula="of:=LOG([.O18];10)" office:value-type="float" office:value="-0.920818753952375">
            <text:p>-0.920818753952375</text:p>
          </table:table-cell>
          <table:table-cell/>
        </table:table-row>
        <table:table-row table:style-name="ro1">
          <table:table-cell table:number-columns-repeated="11"/>
          <table:table-cell table:formula="of:=LOG([.A19];10)" office:value-type="float" office:value="3.30102999566398">
            <text:p>3.30102999566398</text:p>
          </table:table-cell>
          <table:table-cell table:formula="of:=LOG([.M19];10)" office:value-type="float" office:value="-0.695509472226512">
            <text:p>-0.695509472226512</text:p>
          </table:table-cell>
          <table:table-cell table:formula="of:=LOG([.O19];10)" office:value-type="float" office:value="-0.642827742276966">
            <text:p>-0.642827742276966</text:p>
          </table:table-cell>
          <table:table-cell/>
        </table:table-row>
        <table:table-row table:style-name="ro1">
          <table:table-cell table:number-columns-repeated="11"/>
          <table:table-cell table:formula="of:=LOG([.A20];10)" office:value-type="float" office:value="3.69897000433602">
            <text:p>3.69897000433602</text:p>
          </table:table-cell>
          <table:table-cell table:formula="of:=LOG([.M20];10)" office:value-type="float" office:value="-0.279840696594043">
            <text:p>-0.279840696594043</text:p>
          </table:table-cell>
          <table:table-cell table:formula="of:=LOG([.O20];10)" office:value-type="float" office:value="-0.261695206925895">
            <text:p>-0.261695206925895</text:p>
          </table:table-cell>
          <table:table-cell/>
        </table:table-row>
        <table:table-row table:style-name="ro1">
          <table:table-cell table:number-columns-repeated="11"/>
          <table:table-cell table:formula="of:=LOG([.A21];10)" office:value-type="float" office:value="4">
            <text:p>4</text:p>
          </table:table-cell>
          <table:table-cell table:formula="of:=LOG([.M21];10)" office:value-type="float" office:value="0.0233347825383089">
            <text:p>0.0233347825383089</text:p>
          </table:table-cell>
          <table:table-cell table:formula="of:=LOG([.O21];10)" office:value-type="float" office:value="0.0394141191761371">
            <text:p>0.0394141191761371</text:p>
          </table:table-cell>
          <table:table-cell/>
        </table:table-row>
        <table:table-row table:style-name="ro1">
          <table:table-cell table:number-columns-repeated="11"/>
          <table:table-cell table:formula="of:=LOG([.A22];10)" office:value-type="float" office:value="4.30102999566398">
            <text:p>4.30102999566398</text:p>
          </table:table-cell>
          <table:table-cell table:formula="of:=LOG([.M22];10)" office:value-type="float" office:value="0.32329336134524">
            <text:p>0.32329336134524</text:p>
          </table:table-cell>
          <table:table-cell table:formula="of:=LOG([.O22];10)" office:value-type="float" office:value="0.343172178728937">
            <text:p>0.343172178728937</text:p>
          </table:table-cell>
          <table:table-cell/>
        </table:table-row>
        <table:table-row table:style-name="ro1">
          <table:table-cell table:number-columns-repeated="11"/>
          <table:table-cell table:formula="of:=LOG([.A23];10)" office:value-type="float" office:value="4.69897000433602">
            <text:p>4.69897000433602</text:p>
          </table:table-cell>
          <table:table-cell table:formula="of:=LOG([.M23];10)" office:value-type="float" office:value="0.730389780296601">
            <text:p>0.730389780296601</text:p>
          </table:table-cell>
          <table:table-cell table:formula="of:=LOG([.O23];10)" office:value-type="float" office:value="0.738970718809338">
            <text:p>0.738970718809338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1"/>
          <table:table-cell>
            <draw:frame table:end-cell-address="Sheet1.W67" table:end-x="1.029cm" table:end-y="0.275cm" draw:z-index="3" draw:style-name="gr1" svg:width="23.625cm" svg:height="11.916cm" svg:x="2.244cm" svg:y="0.001cm">
              <draw:object draw:notify-on-update-of-ranges="Sheet1.M11:Sheet1.M23 Sheet1.M10:Sheet1.M10 Sheet1.A11:Sheet1.A23 Sheet1.O11:Sheet1.O23 Sheet1.O10:Sheet1.O10 Sheet1.A11:Sheet1.A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>
            <draw:frame table:end-cell-address="Sheet1.K80" table:end-x="1.715cm" table:end-y="0.033cm" draw:z-index="1" draw:style-name="gr1" svg:width="23.511cm" svg:height="9.307cm" svg:x="1.152cm" svg:y="0.04cm">
              <draw:object draw:notify-on-update-of-ranges="Sheet1.M27:Sheet1.M38 Sheet1.M26:Sheet1.M26 Sheet1.L27:Sheet1.L38 Sheet1.N27:Sheet1.N38 Sheet1.N26:Sheet1.N26 Sheet1.L27:Sheet1.L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>
            <draw:frame table:end-cell-address="Sheet1.T60" table:end-x="1.888cm" table:end-y="0.152cm" draw:z-index="2" draw:name="Graphics 1" draw:style-name="gr2" draw:text-style-name="P1" svg:width="17.695cm" svg:height="0.152cm" svg:x="0cm" svg:y="0cm">
              <draw:image xlink:href="Pictures/20000044000045200000009984EC5636.svm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/02/2010</text:date>, <text:time>16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fred Hughes</meta:initial-creator>
    <meta:creation-date>2010-02-23T15:43:10</meta:creation-date>
    <meta:generator>OpenOffice.org/3.2$Linux OpenOffice.org_project/320m12$Build-9483</meta:generator>
    <dc:date>2010-02-23T16:18:07</dc:date>
    <dc:creator>Wilfred Hughes</dc:creator>
    <meta:editing-duration>PT00H34M57S</meta:editing-duration>
    <meta:editing-cycles>8</meta:editing-cycles>
    <meta:document-statistic meta:table-count="3" meta:cell-count="2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917cm" xlink:href=".." chart:class="chart:scatter" chart:style-name="ch1">
        <chart:title svg:x="7.84cm" svg:y="0.238cm" chart:style-name="ch2">
          <text:p>Time to complete list directory contents</text:p>
        </chart:title>
        <chart:legend chart:legend-position="end" svg:x="21.264cm" svg:y="5.482cm" chart:style-name="ch3"/>
        <chart:plot-area chart:style-name="ch4" table:cell-range-address="Sheet1.A10:Sheet1.A23 Sheet1.M10:Sheet1.M23 Sheet1.O10:Sheet1.O10" chart:data-source-has-labels="row" svg:x="0.743cm" svg:y="0.979cm" svg:width="20.05cm" svg:height="10.425cm">
          <chart:axis chart:dimension="x" chart:name="primary-x" chart:style-name="ch5">
            <chart:title svg:x="10.056cm" svg:y="11.086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833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avg ls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12cm" svg:height="9.308cm" xlink:href=".." chart:class="chart:scatter" chart:style-name="ch1">
        <chart:title svg:x="7.178cm" svg:y="0.186cm" chart:style-name="ch2">
          <text:p>Log/log graph of time to complet list directory</text:p>
        </chart:title>
        <chart:legend chart:legend-position="end" svg:x="20.62cm" svg:y="4.178cm" chart:style-name="ch3"/>
        <chart:plot-area chart:style-name="ch4" table:cell-range-address="Sheet1.M26:Sheet1.M38 Sheet1.L26:Sheet1.L38 Sheet1.N26:Sheet1.N26" chart:data-source-has-labels="row" svg:x="0.739cm" svg:y="0.875cm" svg:width="19.412cm" svg:height="8.076cm">
          <chart:axis chart:dimension="x" chart:name="primary-x" chart:style-name="ch5">
            <chart:title svg:x="10.132cm" svg:y="8.581cm" chart:style-name="ch6">
              <text:p>Log time</text:p>
            </chart:title>
            <chart:grid chart:style-name="ch7" chart:class="major"/>
          </chart:axis>
          <chart:axis chart:dimension="y" chart:name="primary-y" chart:style-name="ch5">
            <chart:title svg:x="0.471cm" svg:y="5.728cm" chart:style-name="ch8">
              <text:p>Log file number</text:p>
            </chart:title>
            <chart:grid chart:style-name="ch7" chart:class="major"/>
          </chart:axis>
          <chart:series chart:style-name="ch9" chart:values-cell-range-address="Sheet1.L27:Sheet1.L38" chart:label-cell-address="Sheet1.M26:Sheet1.M26" chart:class="chart:scatter">
            <chart:domain table:cell-range-address="Sheet1.M27:Sheet1.M38"/>
            <chart:data-point chart:repeated="12"/>
          </chart:series>
          <chart:series chart:style-name="ch10" chart:values-cell-range-address="Sheet1.L27:Sheet1.L38" chart:label-cell-address="Sheet1.N26:Sheet1.N26" chart:class="chart:scatter">
            <chart:domain table:cell-range-address="Sheet1.N27:Sheet1.N38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26:Sheet1.M26">log avg ls</text:p>
              </table:table-cell>
              <table:table-cell office:value-type="string">
                <text:p>Column N</text:p>
              </table:table-cell>
              <table:table-cell office:value-type="string">
                <text:p text:id="Sheet1.N26:Sheet1.N26">log 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1875876262441">
                <text:p text:id="Sheet1.M27:Sheet1.M38">-2.31875876262441</text:p>
              </table:table-cell>
              <table:table-cell office:value-type="float" office:value="1">
                <text:p text:id="Sheet1.L27:Sheet1.L38">1</text:p>
              </table:table-cell>
              <table:table-cell office:value-type="float" office:value="-1.67778070526608">
                <text:p text:id="Sheet1.N27:Sheet1.N38">-1.67778070526608</text:p>
              </table:table-cell>
              <table:table-cell office:value-type="float" office:value="1">
                <text:p text:id="Sheet1.L27:Sheet1.L38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31875876262441">
                <text:p>-2.31875876262441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1.67778070526608">
                <text:p>-1.67778070526608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30102999566398">
                <text:p>-2.30102999566398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1.64206515299955">
                <text:p>-1.64206515299955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0102999566398">
                <text:p>-2.30102999566398</text:p>
              </table:table-cell>
              <table:table-cell office:value-type="float" office:value="2">
                <text:p>2</text:p>
              </table:table-cell>
              <table:table-cell office:value-type="float" office:value="-1.58169870868025">
                <text:p>-1.58169870868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14266750356873">
                <text:p>-2.14266750356873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-1.51144928349956">
                <text:p>-1.51144928349956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8193666503724">
                <text:p>-1.6819366650372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-1.21609642072727">
                <text:p>-1.21609642072727</text:p>
              </table:table-cell>
              <table:table-cell office:value-type="float" office:value="2.69897000433602">
                <text:p>2.69897000433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4146280243036">
                <text:p>-1.14146280243036</text:p>
              </table:table-cell>
              <table:table-cell office:value-type="float" office:value="3">
                <text:p>3</text:p>
              </table:table-cell>
              <table:table-cell office:value-type="float" office:value="-0.920818753952375">
                <text:p>-0.920818753952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95509472226512">
                <text:p>-0.695509472226512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-0.642827742276966">
                <text:p>-0.642827742276966</text:p>
              </table:table-cell>
              <table:table-cell office:value-type="float" office:value="3.30102999566398">
                <text:p>3.30102999566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79840696594043">
                <text:p>-0.279840696594043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-0.261695206925895">
                <text:p>-0.261695206925895</text:p>
              </table:table-cell>
              <table:table-cell office:value-type="float" office:value="3.69897000433602">
                <text:p>3.69897000433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347825383089">
                <text:p>0.0233347825383089</text:p>
              </table:table-cell>
              <table:table-cell office:value-type="float" office:value="4">
                <text:p>4</text:p>
              </table:table-cell>
              <table:table-cell office:value-type="float" office:value="0.0394141191761371">
                <text:p>0.0394141191761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329336134524">
                <text:p>0.32329336134524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0.343172178728937">
                <text:p>0.343172178728937</text:p>
              </table:table-cell>
              <table:table-cell office:value-type="float" office:value="4.30102999566398">
                <text:p>4.3010299956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0389780296601">
                <text:p>0.730389780296601</text:p>
              </table:table-cell>
              <table:table-cell office:value-type="float" office:value="4.69897000433602">
                <text:p>4.69897000433602</text:p>
              </table:table-cell>
              <table:table-cell office:value-type="float" office:value="0.738970718809338">
                <text:p>0.738970718809338</text:p>
              </table:table-cell>
              <table:table-cell office:value-type="float" office:value="4.69897000433602">
                <text:p>4.69897000433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6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917cm" xlink:href=".." chart:class="chart:scatter" chart:style-name="ch1">
        <chart:title svg:x="6.496cm" svg:y="0.238cm" chart:style-name="ch2">
          <text:p>Time to complete list directory contents log/log scale</text:p>
        </chart:title>
        <chart:legend chart:legend-position="end" svg:x="21.264cm" svg:y="5.482cm" chart:style-name="ch3"/>
        <chart:plot-area chart:style-name="ch4" table:cell-range-address="Sheet1.M10:Sheet1.M23 Sheet1.A11:Sheet1.A23 Sheet1.O10:Sheet1.O10" chart:data-source-has-labels="row" svg:x="0.743cm" svg:y="0.979cm" svg:width="20.05cm" svg:height="10.425cm">
          <chart:axis chart:dimension="x" chart:name="primary-x" chart:style-name="ch5">
            <chart:title svg:x="10.056cm" svg:y="11.086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833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avg ls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